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luno</text:span><text:span text:style-name="T2">: Halisson Bruno Vitor<text:tab/><text:tab/><text:tab/><text:tab/><text:tab/><text:tab/></text:span><text:span text:style-name="T3">Data:</text:span><text:span text:style-name="T2"> 04/10/2013</text:span></text:p>
      <text:p text:style-name="P4"><text:span text:style-name="T3">Fase/Iteração:</text:span><text:span text:style-name="T2"> Iteração 1<text:tab/><text:tab/><text:tab/><text:tab/><text:tab/></text:span><text:span text:style-name="T3">Esforço Total:</text:span><text:span text:style-name="T2"> 8 horas</text:span></text:p>
      <text:p text:style-name="P5"/>
      <text:p text:style-name="P4"><text:span text:style-name="T3">Atividade: Estudo da documentação Inicial</text:span><text:span text:style-name="T2"><text:tab/><text:tab/><text:tab/></text:span><text:span text:style-name="T3">Esforço: 4 horas</text:span></text:p>
      <text:p text:style-name="P5">Descrição: Estudar o escopo do projeto<text:tab/><text:tab/></text:p>
      <text:p text:style-name="P5">Produtos: Conhecimento sobre o projeto</text:p>
      <text:p text:style-name="P5">Equipe: Hálisson Bruno Vitor</text:p>
      <text:p text:style-name="P6">Artefato: Não se aplica</text:p>
      <text:p text:style-name="P8"><text:span text:style-name="T3"/></text:p>
      <text:p text:style-name="P4"><text:span text:style-name="T3">Atividade: Estudo sobre modelo de dados atual</text:span><text:span text:style-name="T2"><text:tab/><text:tab/><text:tab/></text:span><text:span text:style-name="T3">Esforço: 4 horas</text:span></text:p>
      <text:p text:style-name="P5">Descrição: Estudar o modelo da base de dados atual<text:tab/><text:tab/></text:p>
      <text:p text:style-name="P5">Produtos: Conhecimento sobre o modelo</text:p>
      <text:p text:style-name="P5">Equipe: Hálisson Bruno Vitor</text:p>
      <text:p text:style-name="P6">Artefato: Não se aplica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104cm" svg:y="-0.265cm" svg:width="2.256cm" svg:height="1.469cm" draw:z-index="0"><draw:image xlink:href="Pictures/1000020100000140000000F01B97891D.png" xlink:type="simple" xlink:show="embed" xlink:actuate="onLoad"/></draw:frame></text:p>
        <text:p text:style-name="MP2">RELPREV –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2</meta:editing-cycles>
    <dc:date>2013-10-04T20:01:49</dc:date>
    <meta:editing-duration>P0D</meta:editing-duration>
    <meta:document-statistic meta:table-count="0" meta:image-count="1" meta:object-count="0" meta:page-count="1" meta:paragraph-count="16" meta:word-count="93" meta:character-count="638" meta:non-whitespace-character-count="542"/>
  </office:meta>
</office:document-meta>
</file>